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0E0000024A2F54D2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yTUM-title">
      <style:graphic-properties draw:auto-grow-height="true" fo:min-height="1.663cm"/>
    </style:style>
    <style:style style:name="pr2" style:family="presentation" style:parent-style-name="MyTUM-subtitle">
      <style:graphic-properties draw:fill-color="#ffffff" draw:auto-grow-height="true" fo:min-height="15cm"/>
    </style:style>
    <style:style style:name="pr3" style:family="presentation" style:parent-style-name="MyTUM-notes">
      <style:graphic-properties draw:fill-color="#ffffff" draw:auto-grow-height="true" fo:min-height="13.364cm"/>
    </style:style>
    <style:style style:name="pr4" style:family="presentation" style:parent-style-name="MyTUM-title">
      <style:graphic-properties fo:min-height="1.663cm"/>
    </style:style>
    <style:style style:name="pr5" style:family="presentation" style:parent-style-name="MyTUM-outline1">
      <style:graphic-properties fo:min-height="14.75cm"/>
    </style:style>
    <style:style style:name="pr6" style:family="presentation" style:parent-style-name="MyTUM-notes">
      <style:graphic-properties draw:fill-color="#ffffff" fo:min-height="13.364cm"/>
    </style:style>
    <style:style style:name="pr7" style:family="presentation" style:parent-style-name="MyTUM-outline1">
      <style:graphic-properties fo:min-height="13.61cm"/>
    </style:style>
    <style:style style:name="pr8" style:family="presentation" style:parent-style-name="MyTUM-subtitle">
      <style:graphic-properties draw:fill-color="#ffffff" draw:auto-grow-height="true" fo:min-height="13.86cm"/>
    </style:style>
    <style:style style:name="pr9" style:family="presentation" style:parent-style-name="MyTUM-subtitle">
      <style:graphic-properties draw:fill-color="#ffffff" fo:min-height="15cm"/>
    </style:style>
    <style:style style:name="P1" style:family="paragraph">
      <style:text-properties fo:font-family="Ubuntu" style:font-pitch="variable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text-align="center" fo:text-indent="0cm"/>
      <style:text-properties fo:font-family="Ubuntu" style:font-pitch="variable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text-align="center"/>
      <style:text-properties fo:font-family="Monospace" style:font-pitch="fixed" fo:font-size="32pt"/>
    </style:style>
    <style:style style:name="P8" style:family="paragraph">
      <style:text-properties fo:font-family="Monospace" style:font-pitch="fixed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/>
      <style:text-properties fo:font-family="Ubuntu" style:font-pitch="variable"/>
    </style:style>
    <style:style style:name="T1" style:family="text">
      <style:text-properties fo:font-family="Ubuntu" style:font-pitch="variable" fo:font-size="60pt" style:font-size-asian="60pt" style:font-size-complex="60pt"/>
    </style:style>
    <style:style style:name="T2" style:family="text">
      <style:text-properties fo:font-family="Ubuntu" style:font-pitch="variabl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color="#ffffff" style:text-underline-style="solid" style:text-underline-width="auto" style:text-underline-color="font-color"/>
    </style:style>
    <style:style style:name="T6" style:family="text">
      <style:text-properties fo:color="#ffffff" style:text-underline-style="none"/>
    </style:style>
    <style:style style:name="T7" style:family="text">
      <style:text-properties fo:font-family="Ubuntu" style:font-pitch="variable" fo:font-size="60pt" fo:font-weight="normal" style:font-size-asian="60pt" style:font-weight-asian="normal" style:font-size-complex="60pt" style:font-weight-complex="normal"/>
    </style:style>
    <style:style style:name="T8" style:family="text">
      <style:text-properties fo:font-family="Monospace" style:font-pitch="fixed" fo:font-size="32pt" style:text-underline-style="none"/>
    </style:style>
    <style:style style:name="T9" style:family="text">
      <style:text-properties fo:color="#ffffff"/>
    </style:style>
    <style:style style:name="T10" style:family="text">
      <style:text-properties fo:font-family="Monospace" style:font-pitch="fixed" fo:font-size="32pt"/>
    </style:style>
    <style:style style:name="T11" style:family="text">
      <style:text-properties fo:font-family="Monospace" style:font-pitch="fixed"/>
    </style:style>
    <style:style style:name="T12" style:family="text">
      <style:text-properties fo:color="#b3b3b3" fo:font-family="Monospace" style:font-pitch="fixed"/>
    </style:style>
    <style:style style:name="T13" style:family="text">
      <style:text-properties fo:color="#b3b3b3" fo:font-family="Monospace" style:font-pitch="fixed" fo:font-size="32pt"/>
    </style:style>
    <style:style style:name="T14" style:family="text">
      <style:text-properties fo:color="#ff0000" fo:font-family="Monospace" style:font-pitch="fixed" fo:font-size="32pt"/>
    </style:style>
    <style:style style:name="T15" style:family="text">
      <style:text-properties fo:font-family="Ubuntu" style:font-pitch="variable" fo:font-size="60pt" style:font-size-asian="60pt" style:font-size-complex="60pt"/>
    </style:style>
    <style:style style:name="T16" style:family="text">
      <style:text-properties fo:font-family="Ubuntu" style:font-pitch="variable"/>
    </style:style>
    <style:style style:name="T17" style:family="text">
      <style:text-properties fo:font-family="Ubuntu" style:font-pitch="variable" style:text-underline-style="solid" style:text-underline-width="auto" style:text-underline-color="font-color"/>
    </style:style>
    <style:style style:name="T18" style:family="text">
      <style:text-properties fo:color="#ffffff" fo:font-family="Ubuntu" style:font-pitch="variable" style:text-underline-style="solid" style:text-underline-width="auto" style:text-underline-color="font-color"/>
    </style:style>
    <style:style style:name="T19" style:family="text">
      <style:text-properties fo:color="#ffffff" fo:font-family="Ubuntu" style:font-pitch="variable"/>
    </style:style>
    <style:style style:name="T20" style:family="text">
      <style:text-properties fo:font-family="Ubuntu" style:font-pitch="variable" fo:font-size="32pt" fo:font-weight="normal" style:font-size-asian="32pt" style:font-weight-asian="normal" style:font-size-complex="32pt" style:font-weight-complex="normal"/>
    </style:style>
    <style:style style:name="T21" style:family="text">
      <style:text-properties fo:font-family="Ubuntu" style:font-pitch="variable" fo:font-size="60pt" fo:font-weight="normal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ukas Märdian, Gruppe 07</presentation:footer-decl>
      <presentation:date-time-decl presentation:name="dtd1" presentation:source="fixed">14.07.2011</presentation:date-time-decl>
      <draw:page draw:name="page1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ETI Praktikum – Gruppe 07</text:p>
          </draw:text-box>
        </draw:frame>
        <draw:frame presentation:style-name="pr2" draw:text-style-name="P1" draw:layer="layout" svg:width="25.199cm" svg:height="15cm" svg:x="1.4cm" svg:y="3.5cm" presentation:class="subtitle">
          <draw:text-box>
            <text:p text:style-name="P1"><text:span text:style-name="T1">Projekt 1: VHDL</text:span></text:p>
            <text:p text:style-name="P1"><text:span text:style-name="T2"/></text:p>
            <text:p text:style-name="P1"><text:span text:style-name="T2">Lukas Märdian</text:span></text:p>
            <text:p text:style-name="P1"><text:span text:style-name="T2"/></text:p>
            <text:p text:style-name="P1"><text:span text:style-name="T2">maerdian@in.tum.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Inhalt</text:p>
          </draw:text-box>
        </draw:frame>
        <draw:frame presentation:style-name="pr5" draw:layer="layout" svg:width="25.199cm" svg:height="15cm" svg:x="1.4cm" svg:y="3.5cm" presentation:class="outline">
          <draw:text-box>
            <text:list text:style-name="L2">
              <text:list-item>
                <text:p>Alternativen</text:p>
              </text:list-item>
              <text:list-item>
                <text:p>Algorithmus</text:p>
                <text:list>
                  <text:list-item>
                    <text:p>Beschreibung</text:p>
                  </text:list-item>
                  <text:list-item>
                    <text:p>Beispiel</text:p>
                  </text:list-item>
                </text:list>
              </text:list-item>
              <text:list-item>
                <text:p>Implementierung</text:p>
                <text:list>
                  <text:list-item>
                    <text:p>Vorgehensweise</text:p>
                  </text:list-item>
                  <text:list-item>
                    <text:p>Probleme</text:p>
                  </text:list-item>
                  <text:list-item>
                    <text:p>Ausblicke</text:p>
                  </text:list-item>
                </text:list>
              </text:list-item>
              <text:list-item>
                <text:p>Fra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Alternativen</text:p>
          </draw:text-box>
        </draw:frame>
        <draw:frame presentation:style-name="pr7" draw:text-style-name="P2" draw:layer="layout" svg:width="25.199cm" svg:height="13.86cm" svg:x="1.4cm" svg:y="3.5cm" presentation:class="outline" presentation:user-transformed="true">
          <draw:text-box>
            <text:p text:style-name="P2"><text:span text:style-name="T3">Alternative1:</text:span><text:span text:style-name="T4"> Double-Dabble</text:span></text:p>
            <text:p text:style-name="P2"><text:span text:style-name="T4">Shift-Befehle, Addition → Effizienz</text:span></text:p>
            <text:p text:style-name="P2"><text:span text:style-name="T4"/></text:p>
            <text:p text:style-name="P2"><text:span text:style-name="T3">Alternative2:</text:span><text:span text:style-name="T4"> Bin-Dec-BCD</text:span></text:p>
            <text:p text:style-name="P2"><text:span text:style-name="T4">Addition, Multiplikation → Anschaulichkeit</text:span></text:p>
            <text:p text:style-name="P2"><text:span text:style-name="T4"/></text:p>
            <text:p text:style-name="P2"><text:span text:style-name="T5">Entscheidung:</text:span><text:span text:style-name="T6"> Double-Dabb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Alternativen</text:p>
          </draw:text-box>
        </draw:frame>
        <draw:frame presentation:style-name="pr7" draw:text-style-name="P2" draw:layer="layout" svg:width="25.199cm" svg:height="13.86cm" svg:x="1.4cm" svg:y="3.5cm" presentation:class="outline" presentation:user-transformed="true">
          <draw:text-box>
            <text:p text:style-name="P2"><text:span text:style-name="T3">Alternative1:</text:span><text:span text:style-name="T4"> Double-Dabble</text:span></text:p>
            <text:p text:style-name="P2"><text:span text:style-name="T4">Shift-Befehle, Addition → Effizienz</text:span></text:p>
            <text:p text:style-name="P2"><text:span text:style-name="T4"/></text:p>
            <text:p text:style-name="P2"><text:span text:style-name="T3">Alternative2:</text:span><text:span text:style-name="T4"> Bin-Dec-BCD</text:span></text:p>
            <text:p text:style-name="P2"><text:span text:style-name="T4">Addition, Multiplikation → Anschaulichkeit</text:span></text:p>
            <text:p text:style-name="P2"><text:span text:style-name="T4"/></text:p>
            <text:p text:style-name="P2"><text:span text:style-name="T3">Entscheidung:</text:span><text:span text:style-name="T4"> Double-Dabb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Algorithmus</text:p>
          </draw:text-box>
        </draw:frame>
        <draw:frame presentation:style-name="pr8" draw:text-style-name="P4" draw:layer="layout" svg:width="25.199cm" svg:height="13.86cm" svg:x="1.4cm" svg:y="3.5cm" presentation:class="subtitle">
          <draw:text-box>
            <text:p text:style-name="P4"><text:span text:style-name="T7">Double-Dabble:</text:span></text:p>
            <text:p text:style-name="P4"><text:span text:style-name="T2"/></text:p>
            <text:p text:style-name="P4"><text:span text:style-name="T2">Algorithmus zur Bin → BCD Konversion</text:span></text:p>
            <text:p text:style-name="P4"><text:span text:style-name="T2"/></text:p>
            <text:p text:style-name="P4"><text:span text:style-name="T2">verdoppeln &amp; pfusch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>
          <draw:text-box>
            <text:p>Algorithmus</text:p>
          </draw:text-box>
        </draw:frame>
        <draw:frame presentation:style-name="pr7" draw:text-style-name="P2" draw:layer="layout" svg:width="25.199cm" svg:height="13.86cm" svg:x="1.4cm" svg:y="3.5cm" presentation:class="outline" presentation:user-transformed="true">
          <draw:text-box>
            <text:p><text:span text:style-name="T3">Ausgangspunkt:</text:span></text:p>
            <text:p><text:span text:style-name="T4">Ein Vektor, der sich aus einer bestimmten Anzahl an 4 Bit BCD-Ziffern und dem binären Eingabevektor zusammensetzt.</text:span></text:p>
            <text:p><text:span text:style-name="T4"/></text:p>
            <text:p><text:span text:style-name="T4">z.B.:</text:span></text:p>
            <text:p text:style-name="P5"><text:span text:style-name="T8"><text:s text:c="4"/></text:span><text:span text:style-name="T8">10er <text:s/>1er Eingabe(42) </text:span></text:p>
            <text:p text:style-name="P5"><text:span text:style-name="T8"><text:s text:c="2"/></text:span><text:span text:style-name="T8">0000 0000 00101010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>
          <draw:text-box>
            <text:p>Algorithmus</text:p>
          </draw:text-box>
        </draw:frame>
        <draw:frame presentation:style-name="pr7" draw:layer="layout" svg:width="25.199cm" svg:height="13.86cm" svg:x="1.4cm" svg:y="3.5cm" presentation:class="outline" presentation:user-transformed="true">
          <draw:text-box>
            <text:p text:style-name="P6"><text:span text:style-name="T3">verdoppeln:</text:span></text:p>
            <text:p text:style-name="P6"><text:span text:style-name="T4">Linksshift des Vektors verdoppelt den Wert.</text:span></text:p>
            <text:p text:style-name="P6"><text:span text:style-name="T4">Shifte so oft, wie es Bits in der Eingabe gibt.</text:span></text:p>
            <text:p text:style-name="P6"><text:span text:style-name="T3"/></text:p>
            <text:p text:style-name="P6"><text:span text:style-name="T5">pfuschen:</text:span></text:p>
            <text:p text:style-name="P6"><text:span text:style-name="T9">Addiere 3 auf eine BCD-Ziffer, falls diese &gt;= 5 ist.</text:span></text:p>
            <text:p text:style-name="P6"><text:span text:style-name="T9">5*2 = 10 ↔ (5+3)*2 = 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>
          <draw:text-box>
            <text:p>Algorithmus</text:p>
          </draw:text-box>
        </draw:frame>
        <draw:frame presentation:style-name="pr7" draw:layer="layout" svg:width="25.199cm" svg:height="13.86cm" svg:x="1.4cm" svg:y="3.5cm" presentation:class="outline" presentation:user-transformed="true">
          <draw:text-box>
            <text:p text:style-name="P6"><text:span text:style-name="T3">verdoppeln:</text:span></text:p>
            <text:p text:style-name="P6"><text:span text:style-name="T4">Linksshift des Vektors verdoppelt den Wert.</text:span></text:p>
            <text:p text:style-name="P6"><text:span text:style-name="T4">Shifte so oft, wie es Bits in der Eingabe gibt.</text:span></text:p>
            <text:p text:style-name="P6"><text:span text:style-name="T3"/></text:p>
            <text:p text:style-name="P6"><text:span text:style-name="T3">pfuschen:</text:span></text:p>
            <text:p text:style-name="P6">Addiere 3 auf eine BCD-Ziffer, falls diese &gt;= 5 ist.</text:p>
            <text:p text:style-name="P6">5*2 = 10 ↔ (5+3)*2 = 16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7" draw:layer="layout" svg:width="25.199cm" svg:height="15cm" svg:x="1.4cm" svg:y="3.5cm" presentation:class="subtitle">
          <draw:text-box>
            <text:p text:style-name="P5"><text:span text:style-name="T10"><text:s text:c="4"/></text:span><text:span text:style-name="T10">10er <text:s/>1er Eingabe(42) </text:span></text:p>
            <text:p text:style-name="P5"><text:span text:style-name="T10"><text:s text:c="2"/></text:span><text:span text:style-name="T10">0000 0000 00101010 <text:s/></text:span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8" draw:layer="layout" svg:width="25.199cm" svg:height="15cm" svg:x="1.4cm" svg:y="3.5cm" presentation:class="subtitle">
          <draw:text-box>
            <text:p text:style-name="P5"><text:span text:style-name="T11"><text:s text:c="4"/></text:span><text:span text:style-name="T11">10er <text:s/>1er Eingabe(42) </text:span></text:p>
            <text:p text:style-name="P5"><text:span text:style-name="T11"><text:s text:c="2"/></text:span><text:span text:style-name="T11">0000 0000 00101010 <text:s/></text:span></text:p>
            <text:p text:style-name="P5"><text:span text:style-name="T11">&lt; 0000 0000 0101010</text:span><text:span text:style-name="T12">0 <text:s/></text:span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7" draw:layer="layout" svg:width="25.199cm" svg:height="15cm" svg:x="1.4cm" svg:y="3.5cm" presentation:class="subtitle">
          <draw:text-box>
            <text:p text:style-name="P5"><text:span text:style-name="T10"><text:s text:c="4"/></text:span><text:span text:style-name="T10">10er <text:s/>1er Eingabe(42) </text:span></text:p>
            <text:p text:style-name="P5"><text:span text:style-name="T10"><text:s text:c="2"/></text:span><text:span text:style-name="T10">0000 0000 00101010 <text:s/></text:span></text:p>
            <text:p text:style-name="P5"><text:span text:style-name="T10">&lt; 0000 0000 0101010</text:span><text:span text:style-name="T13">0 <text:s/></text:span></text:p>
            <text:p text:style-name="P5"><text:span text:style-name="T10">&lt; 0000 0000 101010</text:span><text:span text:style-name="T13">00 <text:s/></text:span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7" draw:layer="layout" svg:width="25.199cm" svg:height="15cm" svg:x="1.4cm" svg:y="3.5cm" presentation:class="subtitle">
          <draw:text-box>
            <text:p text:style-name="P5"><text:span text:style-name="T10"><text:s text:c="4"/></text:span><text:span text:style-name="T10">10er <text:s/>1er Eingabe(42) </text:span></text:p>
            <text:p text:style-name="P5"><text:span text:style-name="T10"><text:s text:c="2"/></text:span><text:span text:style-name="T10">0000 0000 00101010 <text:s/></text:span></text:p>
            <text:p text:style-name="P5"><text:span text:style-name="T10">&lt; 0000 0000 0101010</text:span><text:span text:style-name="T13">0 <text:s/></text:span></text:p>
            <text:p text:style-name="P5"><text:span text:style-name="T10">&lt; 0000 0000 101010</text:span><text:span text:style-name="T13">00 <text:s/></text:span></text:p>
            <text:p text:style-name="P5"><text:span text:style-name="T10">&lt; 0000 0001 01010</text:span><text:span text:style-name="T13">000 <text:s/></text:span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7" draw:layer="layout" svg:width="25.199cm" svg:height="15cm" svg:x="1.4cm" svg:y="3.5cm" presentation:class="subtitle">
          <draw:text-box>
            <text:p text:style-name="P5"><text:span text:style-name="T10"><text:s text:c="4"/></text:span><text:span text:style-name="T10">10er <text:s/>1er Eingabe(42) </text:span></text:p>
            <text:p text:style-name="P5"><text:span text:style-name="T10"><text:s text:c="2"/></text:span><text:span text:style-name="T10">0000 0000 00101010 <text:s/></text:span></text:p>
            <text:p text:style-name="P5"><text:span text:style-name="T10">&lt; 0000 0000 0101010</text:span><text:span text:style-name="T13">0 <text:s/></text:span></text:p>
            <text:p text:style-name="P5"><text:span text:style-name="T10">&lt; 0000 0000 101010</text:span><text:span text:style-name="T13">00 <text:s/></text:span></text:p>
            <text:p text:style-name="P5"><text:span text:style-name="T10">&lt; 0000 0001 01010</text:span><text:span text:style-name="T13">000 <text:s/></text:span></text:p>
            <text:p text:style-name="P5"><text:span text:style-name="T10">&lt; 0000 0010 1010</text:span><text:span text:style-name="T13">0000 <text:s/></text:span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7" draw:layer="layout" svg:width="25.199cm" svg:height="15cm" svg:x="1.4cm" svg:y="3.5cm" presentation:class="subtitle">
          <draw:text-box>
            <text:p text:style-name="P5"><text:span text:style-name="T10"><text:s text:c="4"/></text:span><text:span text:style-name="T10">10er <text:s/>1er Eingabe(42) </text:span></text:p>
            <text:p text:style-name="P5"><text:span text:style-name="T10"><text:s text:c="2"/></text:span><text:span text:style-name="T10">0000 0000 00101010 <text:s/></text:span></text:p>
            <text:p text:style-name="P5"><text:span text:style-name="T10">&lt; 0000 0000 0101010</text:span><text:span text:style-name="T13">0 <text:s/></text:span></text:p>
            <text:p text:style-name="P5"><text:span text:style-name="T10">&lt; 0000 0000 101010</text:span><text:span text:style-name="T13">00 <text:s/></text:span></text:p>
            <text:p text:style-name="P5"><text:span text:style-name="T10">&lt; 0000 0001 01010</text:span><text:span text:style-name="T13">000 <text:s/></text:span></text:p>
            <text:p text:style-name="P5"><text:span text:style-name="T10">&lt; 0000 0010 1010</text:span><text:span text:style-name="T13">0000 <text:s/></text:span></text:p>
            <text:p text:style-name="P5"><text:span text:style-name="T10">&lt; 0000 0101 010</text:span><text:span text:style-name="T13">00000 <text:s/></text:span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7" draw:layer="layout" svg:width="25.199cm" svg:height="15cm" svg:x="1.4cm" svg:y="3.5cm" presentation:class="subtitle">
          <draw:text-box>
            <text:p text:style-name="P5"><text:span text:style-name="T10"><text:s text:c="4"/></text:span><text:span text:style-name="T10">10er <text:s/>1er Eingabe(42) </text:span></text:p>
            <text:p text:style-name="P5"><text:span text:style-name="T10"><text:s text:c="2"/></text:span><text:span text:style-name="T10">0000 0000 00101010 <text:s/></text:span></text:p>
            <text:p text:style-name="P5"><text:span text:style-name="T10">&lt; 0000 0000 0101010</text:span><text:span text:style-name="T13">0 <text:s/></text:span></text:p>
            <text:p text:style-name="P5"><text:span text:style-name="T10">&lt; 0000 0000 101010</text:span><text:span text:style-name="T13">00 <text:s/></text:span></text:p>
            <text:p text:style-name="P5"><text:span text:style-name="T10">&lt; 0000 0001 01010</text:span><text:span text:style-name="T13">000 <text:s/></text:span></text:p>
            <text:p text:style-name="P5"><text:span text:style-name="T10">&lt; 0000 0010 1010</text:span><text:span text:style-name="T13">0000 <text:s/></text:span></text:p>
            <text:p text:style-name="P5"><text:span text:style-name="T10">&lt; 0000 0101 010</text:span><text:span text:style-name="T13">00000 <text:s/></text:span></text:p>
            <text:p text:style-name="P5"><text:span text:style-name="T10">+ 0000 </text:span><text:span text:style-name="T14">1000</text:span><text:span text:style-name="T10"> 010</text:span><text:span text:style-name="T13">00000 <text:s/></text:span></text:p>
            <text:p text:style-name="P5"><text:span text:style-name="T10">&lt; 0001 0000 10</text:span><text:span text:style-name="T13">000000 <text:s/></text:span></text:p>
            <text:p text:style-name="P5"><text:span text:style-name="T10"/></text:p>
            <text:p text:style-name="P5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7" draw:layer="layout" svg:width="25.199cm" svg:height="15cm" svg:x="1.4cm" svg:y="3.5cm" presentation:class="subtitle" presentation:user-transformed="true">
          <draw:text-box>
            <text:p text:style-name="P5"><text:span text:style-name="T10"><text:s text:c="4"/></text:span><text:span text:style-name="T10">10er <text:s/>1er Eingabe(42) </text:span></text:p>
            <text:p text:style-name="P5"><text:span text:style-name="T10"><text:s text:c="2"/></text:span><text:span text:style-name="T10">0000 0000 00101010 <text:s/></text:span></text:p>
            <text:p text:style-name="P5"><text:span text:style-name="T10">&lt; 0000 0000 0101010</text:span><text:span text:style-name="T13">0 <text:s/></text:span></text:p>
            <text:p text:style-name="P5"><text:span text:style-name="T10">&lt; 0000 0000 101010</text:span><text:span text:style-name="T13">00 <text:s/></text:span></text:p>
            <text:p text:style-name="P5"><text:span text:style-name="T10">&lt; 0000 0001 01010</text:span><text:span text:style-name="T13">000 <text:s/></text:span></text:p>
            <text:p text:style-name="P5"><text:span text:style-name="T10">&lt; 0000 0010 1010</text:span><text:span text:style-name="T13">0000 <text:s/></text:span></text:p>
            <text:p text:style-name="P5"><text:span text:style-name="T10">&lt; 0000 0101 010</text:span><text:span text:style-name="T13">00000 <text:s/></text:span></text:p>
            <text:p text:style-name="P5"><text:span text:style-name="T10">+ 0000 </text:span><text:span text:style-name="T14">1000</text:span><text:span text:style-name="T10"> 010</text:span><text:span text:style-name="T13">00000 <text:s/></text:span></text:p>
            <text:p text:style-name="P5"><text:span text:style-name="T10">&lt; 0001 0000 10</text:span><text:span text:style-name="T13">000000 <text:s/></text:span></text:p>
            <text:p text:style-name="P5"><text:span text:style-name="T10">&lt; 0010 0001 0</text:span><text:span text:style-name="T13">0000000 <text:s/></text:span></text:p>
            <text:p text:style-name="P5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7" draw:layer="layout" svg:width="25.199cm" svg:height="15cm" svg:x="1.4cm" svg:y="3.5cm" presentation:class="subtitle" presentation:user-transformed="true">
          <draw:text-box>
            <text:p text:style-name="P5"><text:span text:style-name="T10"><text:s text:c="4"/></text:span><text:span text:style-name="T10">10er <text:s/>1er Eingabe(42) </text:span></text:p>
            <text:p text:style-name="P5"><text:span text:style-name="T10"><text:s text:c="2"/></text:span><text:span text:style-name="T10">0000 0000 00101010 <text:s/></text:span></text:p>
            <text:p text:style-name="P5"><text:span text:style-name="T10">&lt; 0000 0000 0101010</text:span><text:span text:style-name="T13">0 <text:s/></text:span></text:p>
            <text:p text:style-name="P5"><text:span text:style-name="T10">&lt; 0000 0000 101010</text:span><text:span text:style-name="T13">00 <text:s/></text:span></text:p>
            <text:p text:style-name="P5"><text:span text:style-name="T10">&lt; 0000 0001 01010</text:span><text:span text:style-name="T13">000 <text:s/></text:span></text:p>
            <text:p text:style-name="P5"><text:span text:style-name="T10">&lt; 0000 0010 1010</text:span><text:span text:style-name="T13">0000 <text:s/></text:span></text:p>
            <text:p text:style-name="P5"><text:span text:style-name="T10">&lt; 0000 0101 010</text:span><text:span text:style-name="T13">00000 <text:s/></text:span></text:p>
            <text:p text:style-name="P5"><text:span text:style-name="T10">+ 0000 </text:span><text:span text:style-name="T14">1000</text:span><text:span text:style-name="T10"> 010</text:span><text:span text:style-name="T13">00000 <text:s/></text:span></text:p>
            <text:p text:style-name="P5"><text:span text:style-name="T10">&lt; 0001 0000 10</text:span><text:span text:style-name="T13">000000 <text:s/></text:span></text:p>
            <text:p text:style-name="P5"><text:span text:style-name="T10">&lt; 0010 0001 0</text:span><text:span text:style-name="T13">0000000 <text:s/></text:span></text:p>
            <text:p text:style-name="P5"><text:span text:style-name="T10">&lt; 0100 0010 </text:span><text:span text:style-name="T13">00000000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Implementierung</text:p>
          </draw:text-box>
        </draw:frame>
        <draw:frame presentation:style-name="pr8" draw:text-style-name="P10" draw:layer="layout" svg:width="25.199cm" svg:height="13.86cm" svg:x="1.4cm" svg:y="3.5cm" presentation:class="subtitle">
          <draw:text-box>
            <text:p text:style-name="P9"><text:span text:style-name="T15">VHDL:</text:span></text:p>
            <text:p text:style-name="P9"><text:span text:style-name="T16"/></text:p>
            <text:p text:style-name="P9"><text:span text:style-name="T16">Very High Speed Integrated Circuit</text:span></text:p>
            <text:p text:style-name="P9"><text:span text:style-name="T16"/></text:p>
            <text:p text:style-name="P9"><text:span text:style-name="T16">Hardware Description Langu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Implementierung</text:p>
          </draw:text-box>
        </draw:frame>
        <draw:frame presentation:style-name="pr7" draw:layer="layout" svg:width="25.199cm" svg:height="13.86cm" svg:x="1.4cm" svg:y="3.5cm" presentation:class="outline" presentation:user-transformed="true">
          <draw:text-box>
            <text:p text:style-name="P6"><text:span text:style-name="T17">Vorgehensweise:</text:span></text:p>
            <text:list text:style-name="L2">
              <text:list-item>
                <text:p text:style-name="P6"><text:span text:style-name="T16">interne Repräsentanten der BCD-Ziffern</text:span></text:p>
              </text:list-item>
              <text:list-item>
                <text:p text:style-name="P6"><text:span text:style-name="T16">interner Zähler</text:span></text:p>
              </text:list-item>
              <text:list-item>
                <text:p text:style-name="P6"><text:span text:style-name="T16">shifte bei rising_edge(clk)</text:span></text:p>
              </text:list-item>
              <text:list-item>
                <text:p text:style-name="P6"><text:span text:style-name="T16">addiere bei falling_edge(clk)</text:span></text:p>
              </text:list-item>
              <text:list-item>
                <text:p text:style-name="P6"><text:span text:style-name="T16">weise Overflow-Bit und BCD-Ziffern z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Implementierung</text:p>
          </draw:text-box>
        </draw:frame>
        <draw:frame presentation:style-name="pr7" draw:layer="layout" svg:width="25.199cm" svg:height="13.86cm" svg:x="1.4cm" svg:y="3.5cm" presentation:class="outline" presentation:user-transformed="true">
          <draw:text-box>
            <text:p text:style-name="P6"><text:span text:style-name="T17">Problem:</text:span></text:p>
            <text:p text:style-name="P6"><text:span text:style-name="T16">Mehrere Signalzuweisungen in VHDL auf einem großen Vektor.</text:span></text:p>
            <text:p text:style-name="P6"><text:span text:style-name="T18">Lösung:</text:span></text:p>
            <text:p text:style-name="P6"><text:span text:style-name="T19">Großen Vektor aus Teilvektoren zusammensetzen.</text:span></text:p>
            <text:p text:style-name="P6"><text:span text:style-name="T16"/></text:p>
            <text:p text:style-name="P6"><text:span text:style-name="T16"/></text:p>
            <text:p text:style-name="P6"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Implementierung</text:p>
          </draw:text-box>
        </draw:frame>
        <draw:frame presentation:style-name="pr7" draw:layer="layout" svg:width="25.199cm" svg:height="13.86cm" svg:x="1.4cm" svg:y="3.5cm" presentation:class="outline" presentation:user-transformed="true">
          <draw:text-box>
            <text:p text:style-name="P6"><text:span text:style-name="T17">Problem:</text:span></text:p>
            <text:p text:style-name="P6"><text:span text:style-name="T16">Mehrere Signalzuweisungen in VHDL auf einem großen Vektor.</text:span></text:p>
            <text:p text:style-name="P6"><text:span text:style-name="T17">Lösung:</text:span></text:p>
            <text:p text:style-name="P6"><text:span text:style-name="T16">Großen Vektor aus Teilvektoren zusammensetzen.</text:span></text:p>
            <text:p text:style-name="P6"><text:span text:style-name="T16"/></text:p>
            <text:p text:style-name="P6"><text:span text:style-name="T16"/></text:p>
            <text:p text:style-name="P6"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Implementierung</text:p>
          </draw:text-box>
        </draw:frame>
        <draw:frame presentation:style-name="pr7" draw:layer="layout" svg:width="25.199cm" svg:height="13.86cm" svg:x="1.4cm" svg:y="3.5cm" presentation:class="outline" presentation:user-transformed="true">
          <draw:text-box>
            <text:p text:style-name="P6"><text:span text:style-name="T17">Problem:</text:span></text:p>
            <text:p text:style-name="P6"><text:span text:style-name="T16">Mehrere Signalzuweisungen in VHDL auf einem großen Vektor.</text:span></text:p>
            <text:p text:style-name="P6"><text:span text:style-name="T17">Lösung:</text:span></text:p>
            <text:p text:style-name="P6"><text:span text:style-name="T16">Großen Vektor aus Teilvektoren zusammensetzen.</text:span></text:p>
            <text:p text:style-name="P6"><text:span text:style-name="T16"/></text:p>
            <text:p text:style-name="P6"><text:span text:style-name="T17">Ausblick:</text:span></text:p>
            <text:p text:style-name="P6"><text:span text:style-name="T16">Testen der VHDL Schaltung auf einem FPG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Fragen</text:p>
          </draw:text-box>
        </draw:frame>
        <draw:frame presentation:style-name="pr2" draw:text-style-name="P10" draw:layer="layout" svg:width="25.199cm" svg:height="15cm" svg:x="1.4cm" svg:y="3.5cm" presentation:class="subtitle">
          <draw:text-box>
            <text:p text:style-name="P9"><text:span text:style-name="T20"/></text:p>
            <text:p text:style-name="P9"><text:span text:style-name="T20"><text:s/></text:span><text:span text:style-name="T21">Fragen?</text:span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>Vielen Dank für Ihre Aufmerksamke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tum_5f_bg" draw:display-name="tum_bg" xlink:href="Pictures/100000000000030E0000024A2F54D29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yTUM-background" style:family="presentation">
      <style:graphic-properties draw:stroke="none" draw:fill="bitmap" draw:fill-image-name="tum_5f_bg" draw:fill-image-width="0cm" draw:fill-image-height="0cm"/>
      <style:text-properties style:letter-kerning="true"/>
    </style:style>
    <style:style style:name="MyTUM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yTU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yTUM-outline1" style:family="presentation">
      <style:graphic-properties draw:stroke="none" draw:fill="none" draw:auto-grow-height="false" draw:fit-to-size="shrink-to-fit">
        <text:list-style style:name="MyTU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TUM-outline2" style:family="presentation" style:parent-style-name="MyTUM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MyTUM-outline3" style:family="presentation" style:parent-style-name="MyTUM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MyTUM-outline4" style:family="presentation" style:parent-style-name="MyTUM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MyTUM-outline5" style:family="presentation" style:parent-style-name="MyTUM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6" style:family="presentation" style:parent-style-name="MyTUM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7" style:family="presentation" style:parent-style-name="MyTUM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8" style:family="presentation" style:parent-style-name="MyTUM-outline7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9" style:family="presentation" style:parent-style-name="MyTUM-outline8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subtitle" style:family="presentation">
      <style:graphic-properties draw:stroke="none" draw:fill="none" draw:textarea-vertical-align="middle">
        <text:list-style style:name="MyTU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TUM-title" style:family="presentation">
      <style:graphic-properties draw:stroke="none" draw:fill="none" draw:textarea-vertical-align="middle">
        <text:list-style style:name="MyTU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tum_5f_bg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yTUM-backgroundobjects">
      <style:graphic-properties draw:stroke="none" draw:fill="none" draw:fill-color="#ffffff" draw:auto-grow-height="false" fo:min-height="1.449cm"/>
    </style:style>
    <style:style style:name="Mpr2" style:family="presentation" style:parent-style-name="MyTUM-backgroundobjects">
      <style:graphic-properties draw:stroke="none" draw:fill="none" draw:fill-color="#ffffff" draw:auto-grow-height="false" fo:min-height="1.485cm"/>
    </style:style>
    <style:style style:name="Mpr3" style:family="presentation" style:parent-style-name="MyTUM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Ubuntu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yTUM" style:page-layout-name="PM1" draw:style-name="Mdp1">
      <office:forms form:automatic-focus="false" form:apply-design-mode="false"/>
      <draw:frame presentation:style-name="MyTUM-title" draw:layer="backgroundobjects" svg:width="21.6cm" svg:height="1.663cm" svg:x="1.4cm" svg:y="0.737cm" presentation:class="title" presentation:placeholder="true">
        <draw:text-box/>
      </draw:frame>
      <draw:frame presentation:style-name="MyTUM-outline1" draw:layer="backgroundobjects" svg:width="25.199cm" svg:height="13.86cm" svg:x="1.4cm" svg:y="3.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mer&gt;</text:page-number></text:span></text:p>
        </draw:text-box>
      </draw:frame>
      <presentation:notes style:page-layout-name="PM0">
        <draw:page-thumbnail presentation:style-name="MyTUM-title" draw:layer="backgroundobjects" svg:width="14.848cm" svg:height="11.136cm" svg:x="3.075cm" svg:y="2.257cm" presentation:class="page"/>
        <draw:frame presentation:style-name="MyTUM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ukas Märdian</meta:initial-creator>
    <meta:creation-date>2011-07-09T10:18:27</meta:creation-date>
    <meta:editing-duration>PT3H2M46S</meta:editing-duration>
    <meta:editing-cycles>147</meta:editing-cycles>
    <dc:date>2011-07-11T13:58:52</dc:date>
    <dc:creator>Lukas Märdian</dc:creator>
    <meta:generator>LibreOffice/3.3$Unix LibreOffice_project/330m19$Build-202</meta:generator>
    <meta:document-statistic meta:object-count="113"/>
  </office:meta>
</office:document-meta>
</file>